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ucidasans" svg:font-family="Lucidasans" style:font-pitch="variable"/>
    <style:font-face style:name="MS Gothic" svg:font-family="'MS Gothic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4.48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4.786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2cm" fo:min-width="2.059cm" loext:decorative="false"/>
      <style:paragraph-properties style:writing-mode="lr-tb"/>
    </style:style>
    <style:style style:name="gr5" style:family="graphic" style:parent-style-name="standard">
      <style:graphic-properties draw:fill-color="#ffffff" draw:textarea-horizontal-align="center" draw:textarea-vertical-align="middle" loext:decorative="false"/>
      <style:paragraph-properties style:writing-mode="lr-tb"/>
    </style:style>
    <style:style style:name="gr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 loext:decorative="false"/>
    </style:style>
    <style:style style:name="gr7" style:family="graphic" style:parent-style-name="standard">
      <style:graphic-properties draw:stroke="solid" draw:stroke-dash="Dashed_20__28_var_29_" svg:stroke-width="0.102cm" draw:marker-start="" draw:marker-start-width="0.457cm" draw:marker-end="Arrow" draw:marker-end-width="0.457cm" draw:textarea-horizontal-align="center" draw:textarea-vertical-align="middle" fo:padding-top="0.176cm" fo:padding-bottom="0.176cm" fo:padding-left="0.301cm" fo:padding-right="0.301cm" loext:decorative="false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1.996cm" loext:decorative="false"/>
      <style:paragraph-properties style:writing-mode="lr-tb"/>
    </style:style>
    <style:style style:name="gr10" style:family="graphic">
      <style:graphic-properties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407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1cm" fo:min-width="2.48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5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2.14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2.12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1cm" fo:min-width="2.28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1cm" fo:min-width="2.46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54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6.973cm" loext:decorative="false"/>
      <style:paragraph-properties style:writing-mode="lr-tb"/>
    </style:style>
    <style:style style:name="gr20" style:family="graphic" style:parent-style-name="standard">
      <style:graphic-properties draw:marker-end="Arrow" draw:marker-end-width="0.3cm" draw:textarea-horizontal-align="center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5cm" fo:min-width="2.17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277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2cm" fo:min-width="1.603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4cm" fo:min-width="1.603cm" loext:decorative="false"/>
      <style:paragraph-properties style:writing-mode="lr-tb"/>
    </style:style>
    <style:style style:name="gr25" style:family="graphic" style:parent-style-name="standard">
      <style:graphic-properties draw:fill="none" draw:textarea-horizontal-align="justify" draw:textarea-vertical-align="middle" draw:auto-grow-height="false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08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286cm" loext:decorative="false"/>
      <style:paragraph-properties style:writing-mode="lr-tb"/>
    </style:style>
    <style:style style:name="gr28" style:family="graphic" style:parent-style-name="standard">
      <style:graphic-properties draw:stroke="dash" draw:stroke-dash="Fine_20_Dashed" svg:stroke-width="0.102cm" draw:marker-start-width="0.457cm" draw:marker-end-width="0.457cm" draw:textarea-horizontal-align="center" draw:textarea-vertical-align="middle" fo:padding-top="0.176cm" fo:padding-bottom="0.176cm" fo:padding-left="0.301cm" fo:padding-right="0.301cm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837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553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58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fo:font-size="11pt" style:font-size-asian="18pt" style:font-size-complex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-color="#ffffff"/>
      <style:paragraph-properties fo:text-align="center"/>
      <style:text-properties style:font-name="Helvetica" fo:font-size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fo:font-size="10pt" style:font-size-asian="18pt" style:font-size-complex="18pt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font-size="14pt" fo:font-weight="bold" style:font-size-asian="18pt" style:font-size-complex="18pt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font-size="12pt" style:font-size-asian="18pt" style:font-size-complex="18pt"/>
    </style:style>
    <style:style style:name="P10" style:family="paragraph">
      <loext:graphic-properties draw:fill="none" draw:fill-color="#ffffff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style:font-name="Helvetica" fo:font-size="12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4pt" fo:font-weight="bold" style:font-size-asian="18pt" style:font-size-complex="18pt"/>
    </style:style>
    <style:style style:name="T5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2.505cm" svg:height="1.525cm" svg:x="0.51cm" svg:y="0.305cm">
          <text:p/>
        </draw:rect>
        <draw:frame draw:style-name="gr2" draw:text-style-name="P3" draw:layer="layout" svg:width="4.983cm" svg:height="0.835cm" svg:x="5.208cm" svg:y="0.69cm">
          <draw:text-box>
            <text:p text:style-name="P2"><text:span text:style-name="T1">remote application sender</text:span></text:p>
          </draw:text-box>
        </draw:frame>
        <draw:rect draw:style-name="gr1" draw:text-style-name="P1" draw:layer="layout" svg:width="12.505cm" svg:height="1.22cm" svg:x="0.51cm" svg:y="18.3cm">
          <text:p/>
        </draw:rect>
        <draw:frame draw:style-name="gr3" draw:text-style-name="P3" draw:layer="layout" svg:width="5.286cm" svg:height="0.835cm" svg:x="4.735cm" svg:y="18.483cm">
          <draw:text-box>
            <text:p text:style-name="P2"><text:span text:style-name="T1">remote application receiver </text:span></text:p>
          </draw:text-box>
        </draw:frame>
        <draw:rect draw:style-name="gr1" draw:text-style-name="P1" draw:layer="layout" svg:width="12.505cm" svg:height="1.525cm" svg:x="0.51cm" svg:y="15.555cm">
          <text:p/>
        </draw:rect>
        <draw:frame draw:style-name="gr4" draw:text-style-name="P3" draw:layer="layout" svg:width="2.559cm" svg:height="1.392cm" svg:x="10.256cm" svg:y="16.088cm">
          <draw:text-box>
            <text:p text:style-name="P2"><text:span text:style-name="T1">surrogate_s</text:span></text:p>
          </draw:text-box>
        </draw:frame>
        <draw:rect draw:style-name="gr1" draw:text-style-name="P1" draw:layer="layout" svg:width="3.355cm" svg:height="1.525cm" svg:x="9.66cm" svg:y="3.06cm">
          <text:p/>
        </draw:rect>
        <draw:rect draw:style-name="gr5" draw:text-style-name="P5" draw:layer="layout" svg:width="0.635cm" svg:height="0.61cm" svg:x="0.69cm" svg:y="6.615cm">
          <text:p text:style-name="P4"><text:span text:style-name="T2">S</text:span></text:p>
        </draw:rect>
        <draw:line draw:style-name="gr6" draw:text-style-name="P6" draw:layer="layout" svg:x1="11.185cm" svg:y1="1.83cm" svg:x2="11.185cm" svg:y2="3.05cm">
          <text:p/>
        </draw:line>
        <draw:line draw:style-name="gr7" draw:text-style-name="P6" draw:layer="layout" svg:x1="11.49cm" svg:y1="14.64cm" svg:x2="11.49cm" svg:y2="15.553cm">
          <text:p/>
        </draw:line>
        <draw:line draw:style-name="gr7" draw:text-style-name="P6" draw:layer="layout" svg:x1="11.215cm" svg:y1="4.675cm" svg:x2="11.215cm" svg:y2="5.8cm">
          <text:p/>
        </draw:line>
        <draw:rect draw:style-name="gr5" draw:text-style-name="P5" draw:layer="layout" svg:width="0.635cm" svg:height="0.61cm" svg:x="0.99cm" svg:y="1.22cm">
          <text:p text:style-name="P4"><text:span text:style-name="T2">S</text:span></text:p>
        </draw:rect>
        <draw:rect draw:style-name="gr5" draw:text-style-name="P5" draw:layer="layout" svg:width="0.635cm" svg:height="0.61cm" svg:x="4.143cm" svg:y="1.22cm">
          <text:p text:style-name="P4"><text:span text:style-name="T2">S</text:span></text:p>
        </draw:rect>
        <draw:rect draw:style-name="gr5" draw:text-style-name="P5" draw:layer="layout" svg:width="0.635cm" svg:height="0.61cm" svg:x="10.855cm" svg:y="1.22cm">
          <text:p text:style-name="P4"><text:span text:style-name="T2">S</text:span></text:p>
        </draw:rect>
        <draw:rect draw:style-name="gr5" draw:text-style-name="P5" draw:layer="layout" svg:width="0.635cm" svg:height="0.61cm" svg:x="4.145cm" svg:y="15.555cm">
          <text:p text:style-name="P4"><text:span text:style-name="T2">S</text:span></text:p>
        </draw:rect>
        <draw:g draw:style-name="gr8">
          <draw:frame draw:style-name="gr9" draw:text-style-name="P3" draw:layer="layout" svg:width="2.496cm" svg:height="0.835cm" svg:x="5.615cm" svg:y="5.879cm">
            <draw:text-box>
              <text:p text:style-name="P2"><text:span text:style-name="T1">surrogate_r</text:span></text:p>
            </draw:text-box>
          </draw:frame>
          <draw:g draw:style-name="gr10">
            <draw:rect draw:style-name="gr1" draw:text-style-name="P1" draw:layer="layout" svg:width="12.505cm" svg:height="1.525cm" svg:x="0.43cm" svg:y="5.72cm">
              <text:p/>
            </draw:rect>
            <draw:rect draw:style-name="gr5" draw:text-style-name="P5" draw:layer="layout" svg:width="0.635cm" svg:height="0.61cm" svg:x="9.86cm" svg:y="6.635cm">
              <text:p text:style-name="P4"><text:span text:style-name="T2">S</text:span></text:p>
            </draw:rect>
          </draw:g>
        </draw:g>
        <draw:frame draw:style-name="gr11" draw:text-style-name="P7" draw:layer="layout" svg:width="2.907cm" svg:height="1.826cm" svg:x="1.716cm" svg:y="13.414cm">
          <draw:text-box>
            <text:p text:style-name="P2"><text:span text:style-name="T3">messages from</text:span></text:p>
            <text:p text:style-name="P2"><text:span text:style-name="T3"><text:s/></text:span><text:span text:style-name="T3">and replies to</text:span></text:p>
            <text:p text:style-name="P2"><text:span text:style-name="T3">remote sender</text:span></text:p>
          </draw:text-box>
        </draw:frame>
        <draw:frame draw:style-name="gr12" draw:text-style-name="P7" draw:layer="layout" svg:width="2.983cm" svg:height="1.301cm" svg:x="4.33cm" svg:y="13.543cm">
          <draw:text-box>
            <text:p text:style-name="P2"><text:span text:style-name="T3"><text:s text:c="2"/></text:span><text:span text:style-name="T3">remote name </text:span></text:p>
            <text:p text:style-name="P2"><text:span text:style-name="T3">locate response</text:span></text:p>
          </draw:text-box>
        </draw:frame>
        <draw:frame draw:style-name="gr13" draw:text-style-name="P7" draw:layer="layout" svg:width="1.09cm" svg:height="0.776cm" svg:x="11.62cm" svg:y="14.64cm">
          <draw:text-box>
            <text:p text:style-name="P2"><text:span text:style-name="T3">fork</text:span></text:p>
          </draw:text-box>
        </draw:frame>
        <draw:frame draw:style-name="gr13" draw:text-style-name="P7" draw:layer="layout" svg:width="1.09cm" svg:height="0.776cm" svg:x="10.045cm" svg:y="4.924cm">
          <draw:text-box>
            <text:p text:style-name="P2"><text:span text:style-name="T3">fork</text:span></text:p>
          </draw:text-box>
        </draw:frame>
        <draw:frame draw:style-name="gr14" draw:text-style-name="P3" draw:layer="layout" svg:width="2.645cm" svg:height="0.835cm" svg:x="10.085cm" svg:y="3.77cm">
          <draw:text-box>
            <text:p text:style-name="P2"><text:span text:style-name="T1">surrogate_R</text:span></text:p>
          </draw:text-box>
        </draw:frame>
        <draw:rect draw:style-name="gr5" draw:text-style-name="P5" draw:layer="layout" svg:width="0.635cm" svg:height="0.61cm" svg:x="9.94cm" svg:y="13.115cm">
          <text:p text:style-name="P4"><text:span text:style-name="T2">R</text:span></text:p>
        </draw:rect>
        <draw:g draw:style-name="gr10">
          <draw:rect draw:style-name="gr1" draw:text-style-name="P1" draw:layer="layout" svg:width="3.355cm" svg:height="1.525cm" svg:x="9.66cm" svg:y="13.115cm">
            <text:p/>
          </draw:rect>
          <draw:frame draw:style-name="gr15" draw:text-style-name="P3" draw:layer="layout" svg:width="2.623cm" svg:height="0.835cm" svg:x="9.965cm" svg:y="13.725cm">
            <draw:text-box>
              <text:p text:style-name="P2"><text:span text:style-name="T1">surrogate_S</text:span></text:p>
            </draw:text-box>
          </draw:frame>
        </draw:g>
        <draw:frame draw:style-name="gr16" draw:text-style-name="P7" draw:layer="layout" svg:width="2.787cm" svg:height="1.301cm" svg:x="8.401cm" svg:y="1.954cm">
          <draw:text-box>
            <text:p text:style-name="P2"><text:span text:style-name="T3"><text:s/></text:span><text:span text:style-name="T3">remote name </text:span></text:p>
            <text:p text:style-name="P2"><text:span text:style-name="T3">locate protocol</text:span></text:p>
          </draw:text-box>
        </draw:frame>
        <draw:frame draw:style-name="gr17" draw:text-style-name="P7" draw:layer="layout" svg:width="2.963cm" svg:height="1.301cm" svg:x="4.575cm" svg:y="3.225cm">
          <draw:text-box>
            <text:p text:style-name="P2"><text:span text:style-name="T3"><text:s/></text:span><text:span text:style-name="T3">remote name</text:span></text:p>
            <text:p text:style-name="P2"><text:span text:style-name="T3">locate message</text:span></text:p>
          </draw:text-box>
        </draw:frame>
        <draw:frame draw:style-name="gr18" draw:text-style-name="P7" draw:layer="layout" svg:width="3.042cm" svg:height="1.826cm" svg:x="1.119cm" svg:y="3.176cm">
          <draw:text-box>
            <text:p text:style-name="P2"><text:span text:style-name="T3">replies from and</text:span></text:p>
            <text:p text:style-name="P2"><text:span text:style-name="T3">messages to</text:span></text:p>
            <text:p text:style-name="P2"><text:span text:style-name="T3"><text:s/></text:span><text:span text:style-name="T3">remote receiver</text:span></text:p>
          </draw:text-box>
        </draw:frame>
        <draw:rect draw:style-name="gr5" draw:text-style-name="P5" draw:layer="layout" svg:width="0.635cm" svg:height="0.61cm" svg:x="1.215cm" svg:y="16.47cm">
          <text:p text:style-name="P4"><text:span text:style-name="T2">S</text:span></text:p>
        </draw:rect>
        <draw:frame draw:style-name="gr19" draw:text-style-name="P7" draw:layer="layout" svg:width="7.473cm" svg:height="0.776cm" svg:x="1.602cm" svg:y="17.285cm">
          <draw:text-box>
            <text:p text:style-name="P2"><text:span text:style-name="T3">messages from and replies to remote sender</text:span></text:p>
          </draw:text-box>
        </draw:frame>
        <draw:line draw:style-name="gr20" draw:text-style-name="P6" draw:layer="layout" svg:x1="10.27cm" svg:y1="7.325cm" svg:x2="10.27cm" svg:y2="8.24cm">
          <text:p/>
        </draw:line>
        <draw:line draw:style-name="gr20" draw:text-style-name="P6" draw:layer="layout" svg:x1="4.475cm" svg:y1="15.555cm" svg:x2="4.475cm" svg:y2="12.505cm">
          <text:p/>
        </draw:line>
        <draw:frame draw:style-name="gr21" draw:text-style-name="P7" draw:layer="layout" svg:width="2.67cm" svg:height="1.425cm" svg:x="10.275cm" svg:y="7.22cm">
          <draw:text-box>
            <text:p text:style-name="P2"><text:span text:style-name="T3">remote name </text:span></text:p>
            <text:p text:style-name="P2"><text:span text:style-name="T3"><text:s/></text:span><text:span text:style-name="T3">locate query</text:span></text:p>
          </draw:text-box>
        </draw:frame>
        <draw:frame draw:style-name="gr22" draw:text-style-name="P8" draw:layer="layout" svg:width="0.777cm" svg:height="1cm" svg:x="11.123cm" svg:y="1.859cm">
          <draw:text-box>
            <text:p text:style-name="P2"><text:span text:style-name="T4">1</text:span></text:p>
          </draw:text-box>
        </draw:frame>
        <draw:rect draw:style-name="gr1" draw:text-style-name="P1" draw:layer="layout" svg:width="12.505cm" svg:height="1.525cm" svg:x="0.51cm" svg:y="10.98cm">
          <text:p/>
        </draw:rect>
        <draw:frame draw:style-name="gr23" draw:text-style-name="P3" draw:layer="layout" svg:width="2.103cm" svg:height="1.392cm" svg:x="6cm" svg:y="11.286cm">
          <draw:text-box>
            <text:p text:style-name="P2"><text:span text:style-name="T1">rs232_rw</text:span></text:p>
          </draw:text-box>
        </draw:frame>
        <draw:rect draw:style-name="gr1" draw:text-style-name="P1" draw:layer="layout" svg:width="12.505cm" svg:height="1.53cm" svg:x="0.51cm" svg:y="8.235cm">
          <text:p/>
        </draw:rect>
        <draw:frame draw:style-name="gr24" draw:text-style-name="P3" draw:layer="layout" svg:width="2.103cm" svg:height="1.254cm" svg:x="6cm" svg:y="8.74cm">
          <draw:text-box>
            <text:p text:style-name="P2"><text:span text:style-name="T1">rs232_rw</text:span></text:p>
          </draw:text-box>
        </draw:frame>
        <draw:rect draw:style-name="gr5" draw:text-style-name="P5" draw:layer="layout" svg:width="0.697cm" svg:height="0.626cm" svg:x="0.686cm" svg:y="8.253cm">
          <text:p text:style-name="P4"><text:span text:style-name="T2">R</text:span></text:p>
        </draw:rect>
        <draw:rect draw:style-name="gr5" draw:text-style-name="P5" draw:layer="layout" svg:width="0.635cm" svg:height="0.61cm" svg:x="4.17cm" svg:y="11.895cm">
          <text:p text:style-name="P4"><text:span text:style-name="T2">R</text:span></text:p>
        </draw:rect>
        <draw:rect draw:style-name="gr5" draw:text-style-name="P5" draw:layer="layout" svg:width="0.635cm" svg:height="0.61cm" svg:x="0.687cm" svg:y="11.895cm">
          <text:p text:style-name="P4"><text:span text:style-name="T2">S</text:span></text:p>
        </draw:rect>
        <draw:rect draw:style-name="gr5" draw:text-style-name="P5" draw:layer="layout" svg:width="0.635cm" svg:height="0.61cm" svg:x="1.6cm" svg:y="8.235cm">
          <text:p text:style-name="P4"><text:span text:style-name="T2">S</text:span></text:p>
        </draw:rect>
        <draw:rect draw:style-name="gr5" draw:text-style-name="P5" draw:layer="layout" svg:width="0.635cm" svg:height="0.61cm" svg:x="4.17cm" svg:y="8.239cm">
          <text:p text:style-name="P4"><text:span text:style-name="T2">S</text:span></text:p>
        </draw:rect>
        <draw:rect draw:style-name="gr5" draw:text-style-name="P5" draw:layer="layout" svg:width="0.635cm" svg:height="0.61cm" svg:x="1.528cm" svg:y="11.894cm">
          <text:p text:style-name="P4"><text:span text:style-name="T2">R</text:span></text:p>
        </draw:rect>
        <draw:line draw:style-name="gr20" draw:text-style-name="P6" draw:layer="layout" svg:x1="10.27cm" svg:y1="9.76cm" svg:x2="10.27cm" svg:y2="10.98cm">
          <text:p/>
        </draw:line>
        <draw:rect draw:style-name="gr5" draw:text-style-name="P5" draw:layer="layout" svg:width="0.635cm" svg:height="0.61cm" svg:x="9.967cm" svg:y="11.898cm">
          <text:p text:style-name="P4"><text:span text:style-name="T2">S</text:span></text:p>
        </draw:rect>
        <draw:line draw:style-name="gr20" draw:text-style-name="P6" draw:layer="layout" svg:x1="10.27cm" svg:y1="12.505cm" svg:x2="10.27cm" svg:y2="13.115cm">
          <text:p/>
        </draw:line>
        <draw:line draw:style-name="gr20" draw:text-style-name="P6" draw:layer="layout" svg:x1="4.475cm" svg:y1="10.98cm" svg:x2="4.475cm" svg:y2="9.76cm">
          <text:p/>
        </draw:line>
        <draw:g draw:style-name="gr8">
          <draw:custom-shape draw:style-name="gr25" draw:text-style-name="P1" draw:layer="layout" svg:width="0.915cm" svg:height="0.61cm" draw:transform="rotate (-3.14159265358979) translate (1.455cm 11.577cm)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frame draw:style-name="gr26" draw:text-style-name="P9" draw:layer="layout" svg:width="0.808cm" svg:height="0.882cm" svg:x="0.614cm" svg:y="10.789cm">
            <draw:text-box>
              <text:p text:style-name="P2"><text:span text:style-name="T5">R</text:span></text:p>
            </draw:text-box>
          </draw:frame>
        </draw:g>
        <draw:g draw:style-name="gr8">
          <draw:custom-shape draw:style-name="gr25" draw:text-style-name="P1" draw:layer="layout" svg:width="0.915cm" svg:height="0.61cm" draw:transform="rotate (-3.14159265358979) translate (2.368cm 11.585cm)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frame draw:style-name="gr27" draw:text-style-name="P9" draw:layer="layout" svg:width="0.786cm" svg:height="0.882cm" svg:x="1.558cm" svg:y="10.793cm">
            <draw:text-box>
              <text:p text:style-name="P2"><text:span text:style-name="T5">S</text:span></text:p>
            </draw:text-box>
          </draw:frame>
        </draw:g>
        <draw:rect draw:style-name="gr5" draw:text-style-name="P5" draw:layer="layout" svg:width="0.635cm" svg:height="0.61cm" svg:x="10.881cm" svg:y="3.06cm">
          <text:p text:style-name="P4"><text:span text:style-name="T2">RY</text:span></text:p>
        </draw:rect>
        <draw:rect draw:style-name="gr5" draw:text-style-name="P5" draw:layer="layout" svg:width="0.635cm" svg:height="0.61cm" svg:x="0.995cm" svg:y="5.695cm">
          <text:p text:style-name="P4"><text:span text:style-name="T2">RY</text:span></text:p>
        </draw:rect>
        <draw:rect draw:style-name="gr5" draw:text-style-name="P5" draw:layer="layout" svg:width="0.635cm" svg:height="0.61cm" svg:x="4.145cm" svg:y="5.695cm">
          <text:p text:style-name="P4"><text:span text:style-name="T2">RY</text:span></text:p>
        </draw:rect>
        <draw:g draw:style-name="gr8">
          <draw:custom-shape draw:style-name="gr25" draw:text-style-name="P1" draw:layer="layout" svg:width="0.915cm" svg:height="0.61cm" draw:transform="rotate (-3.14159265358979) translate (10.756cm 11.577cm)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frame draw:style-name="gr26" draw:text-style-name="P9" draw:layer="layout" svg:width="0.808cm" svg:height="0.882cm" svg:x="9.915cm" svg:y="10.789cm">
            <draw:text-box>
              <text:p text:style-name="P2"><text:span text:style-name="T5">R</text:span></text:p>
            </draw:text-box>
          </draw:frame>
          <draw:frame draw:style-name="gr26" draw:text-style-name="P9" draw:layer="layout" svg:width="0.808cm" svg:height="0.882cm" svg:x="9.916cm" svg:y="10.789cm">
            <draw:text-box>
              <text:p text:style-name="P2"><text:span text:style-name="T5">R</text:span></text:p>
            </draw:text-box>
          </draw:frame>
        </draw:g>
        <draw:rect draw:style-name="gr5" draw:text-style-name="P5" draw:layer="layout" svg:width="0.635cm" svg:height="0.61cm" svg:x="9.965cm" svg:y="8.235cm">
          <text:p text:style-name="P4"><text:span text:style-name="T2">R</text:span></text:p>
        </draw:rect>
        <draw:g draw:style-name="gr8">
          <draw:custom-shape draw:style-name="gr25" draw:text-style-name="P1" draw:layer="layout" svg:width="0.915cm" svg:height="0.61cm" svg:x="9.765cm" svg:y="9.152cm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frame draw:style-name="gr27" draw:text-style-name="P9" draw:layer="layout" svg:width="0.786cm" svg:height="0.882cm" svg:x="9.894cm" svg:y="9.052cm">
            <draw:text-box>
              <text:p text:style-name="P2"><text:span text:style-name="T5">S</text:span></text:p>
            </draw:text-box>
          </draw:frame>
        </draw:g>
        <draw:g draw:style-name="gr8">
          <draw:custom-shape draw:style-name="gr25" draw:text-style-name="P1" draw:layer="layout" svg:width="0.915cm" svg:height="0.61cm" svg:x="3.998cm" svg:y="9.169cm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frame draw:style-name="gr26" draw:text-style-name="P9" draw:layer="layout" svg:width="0.808cm" svg:height="0.882cm" svg:x="4.069cm" svg:y="9.071cm">
            <draw:text-box>
              <text:p text:style-name="P2"><text:span text:style-name="T5">R</text:span></text:p>
            </draw:text-box>
          </draw:frame>
        </draw:g>
        <draw:g draw:style-name="gr8">
          <draw:custom-shape draw:style-name="gr25" draw:text-style-name="P1" draw:layer="layout" svg:width="0.915cm" svg:height="0.61cm" draw:transform="rotate (-3.14159265358979) translate (4.961cm 11.576cm)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frame draw:style-name="gr27" draw:text-style-name="P9" draw:layer="layout" svg:width="0.786cm" svg:height="0.882cm" svg:x="4.151cm" svg:y="10.784cm">
            <draw:text-box>
              <text:p text:style-name="P2"><text:span text:style-name="T5">S</text:span></text:p>
            </draw:text-box>
          </draw:frame>
        </draw:g>
        <draw:rect draw:style-name="gr5" draw:text-style-name="P5" draw:layer="layout" svg:width="0.635cm" svg:height="0.61cm" svg:x="4.145cm" svg:y="6.61cm">
          <text:p text:style-name="P4"><text:span text:style-name="T2">RY</text:span></text:p>
        </draw:rect>
        <draw:line draw:style-name="gr28" draw:text-style-name="P6" draw:layer="layout" svg:x1="-0.1cm" svg:y1="10.375cm" svg:x2="13.616cm" svg:y2="10.375cm">
          <text:p/>
        </draw:line>
        <draw:line draw:style-name="gr6" draw:text-style-name="P6" draw:layer="layout" svg:x1="1.32cm" svg:y1="1.83cm" svg:x2="1.32cm" svg:y2="5.795cm">
          <text:p/>
        </draw:line>
        <draw:line draw:style-name="gr20" draw:text-style-name="P6" draw:layer="layout" svg:x1="4.475cm" svg:y1="8.235cm" svg:x2="4.475cm" svg:y2="7.32cm">
          <text:p/>
        </draw:line>
        <draw:line draw:style-name="gr20" draw:text-style-name="P6" draw:layer="layout" svg:x1="4.275cm" svg:y1="5.795cm" svg:x2="4.275cm" svg:y2="1.83cm">
          <text:p/>
        </draw:line>
        <draw:line draw:style-name="gr20" draw:text-style-name="P6" draw:layer="layout" svg:x1="4.67cm" svg:y1="1.83cm" svg:x2="4.67cm" svg:y2="5.795cm">
          <text:p/>
        </draw:line>
        <draw:rect draw:style-name="gr5" draw:text-style-name="P5" draw:layer="layout" svg:width="0.697cm" svg:height="0.613cm" svg:x="1.531cm" svg:y="6.611cm">
          <text:p text:style-name="P4"><text:span text:style-name="T2">R</text:span></text:p>
        </draw:rect>
        <draw:frame draw:style-name="gr29" draw:text-style-name="P10" draw:layer="layout" svg:width="2.337cm" svg:height="1.195cm" svg:x="4.885cm" svg:y="9.701cm">
          <draw:text-box>
            <text:p text:style-name="P2">Host 1</text:p>
          </draw:text-box>
        </draw:frame>
        <draw:frame draw:style-name="gr29" draw:text-style-name="P10" draw:layer="layout" svg:width="2.337cm" svg:height="1.195cm" svg:x="7.396cm" svg:y="10.324cm">
          <draw:text-box>
            <text:p text:style-name="P2">Host 2</text:p>
          </draw:text-box>
        </draw:frame>
        <draw:line draw:style-name="gr20" draw:text-style-name="P6" draw:layer="layout" svg:x1="1.015cm" svg:y1="7.32cm" svg:x2="1.015cm" svg:y2="8.235cm">
          <text:p/>
        </draw:line>
        <draw:line draw:style-name="gr20" draw:text-style-name="P6" draw:layer="layout" svg:x1="1.83cm" svg:y1="8.235cm" svg:x2="1.83cm" svg:y2="7.32cm">
          <text:p/>
        </draw:line>
        <draw:rect draw:style-name="gr5" draw:text-style-name="P5" draw:layer="layout" svg:width="0.635cm" svg:height="0.61cm" svg:x="1.211cm" svg:y="18.303cm">
          <text:p text:style-name="P4"><text:span text:style-name="T2">RY</text:span></text:p>
        </draw:rect>
        <draw:line draw:style-name="gr6" draw:text-style-name="P6" draw:layer="layout" svg:x1="1.52cm" svg:y1="18.3cm" svg:x2="1.52cm" svg:y2="17.08cm">
          <text:p/>
        </draw:line>
        <draw:rect draw:style-name="gr5" draw:text-style-name="P5" draw:layer="layout" svg:width="0.635cm" svg:height="0.61cm" svg:x="1.546cm" svg:y="15.555cm">
          <text:p text:style-name="P4"><text:span text:style-name="T2">S</text:span></text:p>
        </draw:rect>
        <draw:g draw:style-name="gr8">
          <draw:custom-shape draw:style-name="gr25" draw:text-style-name="P1" draw:layer="layout" svg:width="0.915cm" svg:height="0.61cm" svg:x="0.556cm" svg:y="9.164cm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frame draw:style-name="gr27" draw:text-style-name="P9" draw:layer="layout" svg:width="0.786cm" svg:height="0.882cm" svg:x="0.685cm" svg:y="9.064cm">
            <draw:text-box>
              <text:p text:style-name="P2"><text:span text:style-name="T5">S</text:span></text:p>
            </draw:text-box>
          </draw:frame>
        </draw:g>
        <draw:g draw:style-name="gr8">
          <draw:custom-shape draw:style-name="gr25" draw:text-style-name="P1" draw:layer="layout" svg:width="0.915cm" svg:height="0.61cm" svg:x="1.456cm" svg:y="9.169cm">
            <text:p/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frame draw:style-name="gr26" draw:text-style-name="P9" draw:layer="layout" svg:width="0.808cm" svg:height="0.882cm" svg:x="1.527cm" svg:y="9.071cm">
            <draw:text-box>
              <text:p text:style-name="P2"><text:span text:style-name="T5">R</text:span></text:p>
            </draw:text-box>
          </draw:frame>
        </draw:g>
        <draw:line draw:style-name="gr20" draw:text-style-name="P6" draw:layer="layout" svg:x1="1.935cm" svg:y1="10.98cm" svg:x2="1.935cm" svg:y2="9.76cm">
          <text:p/>
        </draw:line>
        <draw:line draw:style-name="gr20" draw:text-style-name="P6" draw:layer="layout" svg:x1="1.02cm" svg:y1="9.76cm" svg:x2="1.02cm" svg:y2="10.98cm">
          <text:p/>
        </draw:line>
        <draw:line draw:style-name="gr20" draw:text-style-name="P6" draw:layer="layout" svg:x1="1.835cm" svg:y1="15.555cm" svg:x2="1.835cm" svg:y2="12.505cm">
          <text:p/>
        </draw:line>
        <draw:rect draw:style-name="gr5" draw:text-style-name="P5" draw:layer="layout" svg:width="0.635cm" svg:height="0.61cm" svg:x="0.69cm" svg:y="15.555cm">
          <text:p text:style-name="P4"><text:span text:style-name="T2">R</text:span></text:p>
        </draw:rect>
        <draw:line draw:style-name="gr20" draw:text-style-name="P6" draw:layer="layout" svg:x1="1.02cm" svg:y1="12.505cm" svg:x2="1.02cm" svg:y2="15.555cm">
          <text:p/>
        </draw:line>
        <draw:frame draw:style-name="gr22" draw:text-style-name="P8" draw:layer="layout" svg:width="0.777cm" svg:height="1cm" svg:x="4.524cm" svg:y="4.359cm">
          <draw:text-box>
            <text:p text:style-name="P2"><text:span text:style-name="T4">2</text:span></text:p>
          </draw:text-box>
        </draw:frame>
        <draw:frame draw:style-name="gr30" draw:text-style-name="P8" draw:layer="layout" svg:width="1.053cm" svg:height="1cm" svg:x="9.125cm" svg:y="7.459cm">
          <draw:text-box>
            <text:p text:style-name="P2"><text:span text:style-name="T4">3a</text:span></text:p>
          </draw:text-box>
        </draw:frame>
        <draw:frame draw:style-name="gr31" draw:text-style-name="P8" draw:layer="layout" svg:width="1.08cm" svg:height="1cm" svg:x="10.225cm" svg:y="9.759cm">
          <draw:text-box>
            <text:p text:style-name="P2"><text:span text:style-name="T4">3b</text:span></text:p>
          </draw:text-box>
        </draw:frame>
        <draw:frame draw:style-name="gr30" draw:text-style-name="P8" draw:layer="layout" svg:width="1.053cm" svg:height="1cm" svg:x="10.225cm" svg:y="12.459cm">
          <draw:text-box>
            <text:p text:style-name="P2"><text:span text:style-name="T4">3c</text:span></text:p>
          </draw:text-box>
        </draw:frame>
        <draw:frame draw:style-name="gr30" draw:text-style-name="P8" draw:layer="layout" svg:width="1.053cm" svg:height="1cm" svg:x="4.314cm" svg:y="13.095cm">
          <draw:text-box>
            <text:p text:style-name="P2"><text:span text:style-name="T4">4a</text:span></text:p>
          </draw:text-box>
        </draw:frame>
        <draw:frame draw:style-name="gr31" draw:text-style-name="P8" draw:layer="layout" svg:width="1.08cm" svg:height="1cm" svg:x="4.314cm" svg:y="10.295cm">
          <draw:text-box>
            <text:p text:style-name="P2"><text:span text:style-name="T4">4b</text:span></text:p>
          </draw:text-box>
        </draw:frame>
        <draw:frame draw:style-name="gr30" draw:text-style-name="P8" draw:layer="layout" svg:width="1.053cm" svg:height="1cm" svg:x="4.414cm" svg:y="7.395cm">
          <draw:text-box>
            <text:p text:style-name="P2"><text:span text:style-name="T4">4c</text:span></text:p>
          </draw:text-box>
        </draw:frame>
        <draw:frame draw:style-name="gr22" draw:text-style-name="P8" draw:layer="layout" svg:width="0.777cm" svg:height="1cm" svg:x="3.594cm" svg:y="4.619cm">
          <draw:text-box>
            <text:p text:style-name="P2"><text:span text:style-name="T4">5</text:span></text:p>
          </draw:text-box>
        </draw:frame>
        <draw:frame draw:style-name="gr22" draw:text-style-name="P8" draw:layer="layout" svg:width="0.777cm" svg:height="1cm" svg:x="0.641cm" svg:y="3.215cm">
          <draw:text-box>
            <text:p text:style-name="P2"><text:span text:style-name="T4">6</text:span></text:p>
          </draw:text-box>
        </draw:frame>
        <draw:frame draw:style-name="gr30" draw:text-style-name="P8" draw:layer="layout" svg:width="1.053cm" svg:height="1cm" svg:x="0.049cm" svg:y="7.305cm">
          <draw:text-box>
            <text:p text:style-name="P2"><text:span text:style-name="T4">7a</text:span></text:p>
          </draw:text-box>
        </draw:frame>
        <draw:frame draw:style-name="gr31" draw:text-style-name="P8" draw:layer="layout" svg:width="1.08cm" svg:height="1cm" svg:x="0.049cm" svg:y="9.805cm">
          <draw:text-box>
            <text:p text:style-name="P2"><text:span text:style-name="T4">7b</text:span></text:p>
          </draw:text-box>
        </draw:frame>
        <draw:frame draw:style-name="gr30" draw:text-style-name="P8" draw:layer="layout" svg:width="1.053cm" svg:height="1cm" svg:x="0.049cm" svg:y="13.205cm">
          <draw:text-box>
            <text:p text:style-name="P2"><text:span text:style-name="T4">7c</text:span></text:p>
          </draw:text-box>
        </draw:frame>
        <draw:frame draw:style-name="gr22" draw:text-style-name="P8" draw:layer="layout" svg:width="0.777cm" svg:height="1cm" svg:x="0.744cm" svg:y="17.204cm">
          <draw:text-box>
            <text:p text:style-name="P2"><text:span text:style-name="T4">8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ucidasans" svg:font-family="Lucidasans" style:font-pitch="variable"/>
    <style:font-face style:name="MS Gothic" svg:font-family="'MS Gothic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Nimbus Sans L1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font-name-asian="MS Gothic" style:font-family-asian="'MS Gothic'" style:font-pitch-asian="variable" style:font-size-asian="18pt" style:font-style-asian="normal" style:font-weight-asian="normal" style:font-name-complex="Lucidasans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716cm" fo:page-height="19.8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meta:creation-date>2007-09-26T14:22:16</meta:creation-date>
    <dc:date>2025-01-21T15:03:34.826830538</dc:date>
    <dc:language>en-US</dc:language>
    <meta:editing-cycles>96</meta:editing-cycles>
    <meta:editing-duration>PT16M54S</meta:editing-duration>
    <meta:document-statistic meta:object-count="113"/>
    <meta:user-defined meta:name="Info 1"/>
    <meta:user-defined meta:name="Info 2"/>
    <meta:user-defined meta:name="Info 3"/>
    <meta:user-defined meta:name="Info 4"/>
  </office:meta>
</office:document-meta>
</file>